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text-properties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text-properties fo:font-size="11pt" style:font-size-asian="11pt" style:font-size-complex="11pt"/>
    </style:style>
    <style:style style:name="P8" style:family="paragraph" style:parent-style-name="Standard">
      <style:text-properties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ézard rouge à défenses</text:p>
      <text:p text:style-name="Standard"/>
      <text:p text:style-name="P1">Attributs :</text:p>
      <text:p text:style-name="P3">Santé : 40</text:p>
      <text:p text:style-name="P3">Défense : 8 + 5 = 13</text:p>
      <text:p text:style-name="P3"/>
      <text:p text:style-name="P3">Mana : 19</text:p>
      <text:p text:style-name="P3">Énergie : 36</text:p>
      <text:p text:style-name="P3"/>
      <text:p text:style-name="P3">Résistance physique : 5 + 5 = 10</text:p>
      <text:p text:style-name="P3">Résistance magique : 1,5 + 5 = 6,5</text:p>
      <text:p text:style-name="P3"/>
      <text:p text:style-name="P3">Puissance physique : 10</text:p>
      <text:p text:style-name="P3">Puissance magique : 3</text:p>
      <text:p text:style-name="P3"/>
      <text:p text:style-name="P3">Points d'actions : 6</text:p>
      <text:p text:style-name="Standard"/>
      <text:p text:style-name="P1">Caractéristiques :</text:p>
      <text:p text:style-name="P3">Force : 10</text:p>
      <text:p text:style-name="P3">Robustesse : 10</text:p>
      <text:p text:style-name="P3"/>
      <text:p text:style-name="P3">Endurance : 10</text:p>
      <text:p text:style-name="P3">Métabolisme : 10</text:p>
      <text:p text:style-name="P3"/>
      <text:p text:style-name="P3">Agilité : 6</text:p>
      <text:p text:style-name="P3">Dextérité : 6</text:p>
      <text:p text:style-name="P3"/>
      <text:p text:style-name="P3">Sagesse : 1</text:p>
      <text:p text:style-name="P3">Âme : 1</text:p>
      <text:p text:style-name="Standard"/>
      <text:p text:style-name="P1">Compétences :</text:p>
      <text:p text:style-name="P3">Combat : 3 + 2 = <text:s/>5</text:p>
      <text:p text:style-name="P3"/>
      <text:p text:style-name="P1">Capacités :</text:p>
      <text:p text:style-name="P4">Charge<text:tab/> :</text:p>
      <text:p text:style-name="P5">Type : physique</text:p>
      <text:p text:style-name="P5">Portée : Portée de l'arme</text:p>
      <text:p text:style-name="P5">Coût : 1 attaque + 3E</text:p>
      <text:p text:style-name="P5">Effet : l'attaque coûte 1PA de moins</text:p>
      <text:p text:style-name="P5"/>
      <text:p text:style-name="P3"><text:span text:style-name="T1">Armure naturelle  :</text:span></text:p>
      <text:p text:style-name="P5">Effet : + 5 Résistance physique et magique de base</text:p>
      <text:p text:style-name="Standard"/>
      <text:p text:style-name="P1">Barda :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ibault Martin-Teyssier</meta:initial-creator>
    <meta:creation-date>2018-10-14T12:06:14.41</meta:creation-date>
    <dc:date>2018-11-13T18:55:21.44</dc:date>
    <dc:creator>Thibault Martin-Teyssier</dc:creator>
    <meta:editing-duration>PT55M37S</meta:editing-duration>
    <meta:editing-cycles>89</meta:editing-cycles>
    <meta:generator>OpenOffice/4.1.5$Win32 OpenOffice.org_project/415m1$Build-9789</meta:generator>
    <meta:document-statistic meta:table-count="0" meta:image-count="0" meta:object-count="0" meta:page-count="1" meta:paragraph-count="31" meta:word-count="125" meta:character-count="555"/>
  </office:meta>
</office:document-meta>
</file>